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Штрих_20_точка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dash" draw:stroke-dash="Штрих_20_точка" draw:fill="none"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73cm" fo:min-width="1.52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52cm" fo:min-width="1.3cm" fo:padding-top="0.151cm" fo:padding-bottom="0.151cm" fo:padding-left="0.276cm" fo:padding-right="0.276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Штрих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hatch" draw:fill-hatch-name="Black_20_45_20_Degrees" draw:textarea-horizontal-align="justify" draw:textarea-vertical-align="middle" draw:auto-grow-height="false" fo:min-height="0.116cm" fo:min-width="0cm"/>
    </style:style>
    <style:style style:name="gr8" style:family="graphic" style:parent-style-name="standard">
      <style:graphic-properties draw:stroke="none" svg:stroke-color="#000000" draw:fill="hatch" draw:fill-hatch-name="Black_20_45_20_Degrees" draw:textarea-horizontal-align="justify" draw:textarea-vertical-align="middle" draw:auto-grow-height="false" fo:min-height="0.064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marker-start="Small_20_Arrow" draw:marker-start-width="0.3cm" draw:marker-end="Small_20_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000000" fo:min-height="0.76cm"/>
    </style:style>
    <style:style style:name="gr12" style:family="graphic" style:parent-style-name="standard">
      <style:graphic-properties draw:stroke="none" svg:stroke-color="#000000" draw:fill="none" draw:fill-color="#000000" fo:min-height="0.655cm"/>
    </style:style>
    <style:style style:name="gr13" style:family="graphic" style:parent-style-name="standard">
      <style:graphic-properties draw:stroke="none" svg:stroke-color="#000000" draw:fill="none" draw:fill-color="#000000" fo:min-height="0.6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4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511cm"/>
    </style:style>
    <style:style style:name="gr1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18cm" draw:marker-start="" draw:marker-start-width="0.227cm" draw:marker-end="Small_20_Arrow" draw:marker-end-width="0.227cm" draw:fill="none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text-properties style:font-name="Bitstream Charter" fo:font-size="9pt" fo:font-style="italic" style:font-size-asian="14pt" style:font-size-complex="14pt"/>
    </style:style>
    <style:style style:name="P5" style:family="paragraph">
      <loext:graphic-properties draw:fill="none" draw:fill-color="#000000"/>
      <style:text-properties style:font-name="Bitstream Charter" fo:font-size="9pt" fo:font-style="italic" style:font-size-asian="12pt" style:font-size-complex="12pt"/>
    </style:style>
    <style:style style:name="P6" style:family="paragraph">
      <loext:graphic-properties draw:fill="none" draw:fill-color="#000000"/>
      <style:text-properties style:font-name="Bitstream Charter" fo:font-size="9pt" fo:font-style="normal" style:font-size-asian="12pt" style:font-size-complex="12pt"/>
    </style:style>
    <style:style style:name="P7" style:family="paragraph">
      <loext:graphic-properties draw:fill="none" draw:fill-color="#ffffff"/>
      <style:text-properties style:font-name="Bitstream Charter" fo:font-size="9pt" fo:font-style="italic" style:font-size-asian="13pt" style:font-size-complex="13pt"/>
    </style:style>
    <style:style style:name="P8" style:family="paragraph">
      <loext:graphic-properties draw:fill="none" draw:fill-color="#ffffff"/>
      <style:text-properties style:font-name="Bitstream Charter" fo:font-size="9pt" style:font-size-asian="12pt" style:font-size-complex="12pt"/>
    </style:style>
    <style:style style:name="T1" style:family="text">
      <style:text-properties style:font-name="Bitstream Charter" fo:font-size="9pt" fo:font-style="italic" style:font-size-asian="14pt" style:font-size-complex="14pt"/>
    </style:style>
    <style:style style:name="T2" style:family="text">
      <style:text-properties style:font-name="Bitstream Charter" fo:font-size="9pt" fo:font-style="italic" style:font-size-asian="12pt" style:font-size-complex="12pt"/>
    </style:style>
    <style:style style:name="T3" style:family="text">
      <style:text-properties style:font-name="Bitstream Charter" fo:font-size="9pt" fo:font-style="normal" style:font-size-asian="12pt" style:font-size-complex="12pt"/>
    </style:style>
    <style:style style:name="T4" style:family="text">
      <style:text-properties style:font-name="Bitstream Charter" fo:font-size="9pt" fo:font-style="italic" style:font-size-asian="13pt" style:font-size-complex="13pt"/>
    </style:style>
    <style:style style:name="T5" style:family="text">
      <style:text-properties style:font-name="Bitstream Charter" fo:font-size="9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9cm" svg:y1="3.343cm" svg:x2="5.1cm" svg:y2="3.343cm">
          <text:p/>
        </draw:line>
        <draw:line draw:style-name="gr2" draw:text-style-name="P1" draw:layer="layout" svg:x1="3.471cm" svg:y1="1.038cm" svg:x2="3.471cm" svg:y2="5.7cm">
          <text:p/>
        </draw:line>
        <draw:custom-shape draw:style-name="gr3" draw:text-style-name="P1" draw:layer="layout" svg:width="2.933cm" svg:height="2.933cm" svg:x="2.005cm" svg:y="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18cm" svg:height="2.62cm" svg:x="2.162cm" svg:y="2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57cm" svg:height="0.157cm" svg:x="4.152cm" svg:y="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471cm" svg:y1="3.343cm" svg:x2="4.288cm" svg:y2="4.614cm">
          <text:p/>
        </draw:line>
        <draw:custom-shape draw:style-name="gr7" draw:text-style-name="P2" draw:layer="layout" svg:width="0.314cm" svg:height="0.366cm" svg:x="3.105cm" svg:y="1.1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14cm" svg:height="0.366cm" svg:x="3.524cm" svg:y="1.1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14cm" svg:height="0.314cm" svg:x="3.105cm" svg:y="5.3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14cm" svg:height="0.314cm" svg:x="3.524cm" svg:y="5.33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471cm" svg:y1="1.876cm" svg:x2="3.471cm" svg:y2="1.143cm">
          <text:p/>
        </draw:line>
        <draw:line draw:style-name="gr9" draw:text-style-name="P1" draw:layer="layout" svg:x1="3.471cm" svg:y1="4.809cm" svg:x2="3.471cm" svg:y2="5.49cm">
          <text:p/>
        </draw:line>
        <draw:line draw:style-name="gr10" draw:text-style-name="P3" draw:layer="layout" svg:x1="3.471cm" svg:y1="4.076cm" svg:x2="3.89cm" svg:y2="3.919cm">
          <text:p/>
        </draw:line>
        <draw:frame draw:style-name="gr11" draw:text-style-name="P4" draw:layer="layout" svg:width="0.447cm" svg:height="1.01cm" svg:x="3.453cm" svg:y="3.942cm">
          <draw:text-box>
            <text:p><text:span text:style-name="T1">θ</text:span></text:p>
          </draw:text-box>
        </draw:frame>
        <draw:frame draw:style-name="gr12" draw:text-style-name="P5" draw:layer="layout" svg:width="0.456cm" svg:height="0.905cm" svg:x="3.7cm" svg:y="3.452cm">
          <draw:text-box>
            <text:p><text:span text:style-name="T2">α</text:span></text:p>
          </draw:text-box>
        </draw:frame>
        <draw:frame draw:style-name="gr13" draw:text-style-name="P6" draw:layer="layout" svg:width="0.522cm" svg:height="0.901cm" svg:x="2.778cm" svg:y="4.751cm">
          <draw:text-box>
            <text:p><text:span text:style-name="T3">ω</text:span></text:p>
          </draw:text-box>
        </draw:frame>
        <draw:frame draw:style-name="gr14" draw:text-style-name="P7" draw:layer="layout" svg:width="0.423cm" svg:height="0.954cm" svg:x="3.5cm" svg:y="4.652cm">
          <draw:text-box>
            <text:p><text:span text:style-name="T4">A</text:span></text:p>
          </draw:text-box>
        </draw:frame>
        <draw:frame draw:style-name="gr15" draw:text-style-name="P7" draw:layer="layout" svg:width="0.911cm" svg:height="0.955cm" svg:x="3.3cm" svg:y="1.352cm">
          <draw:text-box>
            <text:p><text:span text:style-name="T4">B</text:span></text:p>
          </draw:text-box>
        </draw:frame>
        <draw:frame draw:style-name="gr14" draw:text-style-name="P7" draw:layer="layout" svg:width="0.45cm" svg:height="0.954cm" svg:x="3cm" svg:y="2.898cm">
          <draw:text-box>
            <text:p><text:span text:style-name="T4">O</text:span></text:p>
          </draw:text-box>
        </draw:frame>
        <draw:frame draw:style-name="gr16" draw:text-style-name="P8" draw:layer="layout" svg:width="1.011cm" svg:height="0.9cm" svg:x="4cm" svg:y="4.352cm">
          <draw:text-box>
            <text:p><text:span text:style-name="T5">m</text:span></text:p>
          </draw:text-box>
        </draw:frame>
        <draw:line draw:style-name="gr17" draw:text-style-name="P1" draw:layer="controls" svg:x1="3.524cm" svg:y1="5.333cm" svg:x2="3.524cm" svg:y2="5.543cm">
          <text:p/>
        </draw:line>
        <draw:line draw:style-name="gr17" draw:text-style-name="P1" draw:layer="controls" svg:x1="3.419cm" svg:y1="5.543cm" svg:x2="3.419cm" svg:y2="5.333cm">
          <text:p/>
        </draw:line>
        <draw:line draw:style-name="gr18" draw:text-style-name="P1" draw:layer="controls" svg:x1="3.419cm" svg:y1="1.51cm" svg:x2="3.419cm" svg:y2="1.143cm">
          <text:p/>
        </draw:line>
        <draw:line draw:style-name="gr17" draw:text-style-name="P1" draw:layer="controls" svg:x1="3.524cm" svg:y1="1.51cm" svg:x2="3.524cm" svg:y2="1.143cm">
          <text:p/>
        </draw:line>
        <draw:path draw:style-name="gr19" draw:text-style-name="P1" draw:layer="controls" svg:width="0.251cm" svg:height="0.341cm" draw:transform="skewX (-0.0174532925199433) rotate (-1.26710903694788) translate (3.59684956225605cm 4.98733738068093cm)" svg:viewBox="0 0 252 342" svg:d="M0 207c73 266 216 69 241-3 26-73 25-316-193-143">
          <text:p/>
        </draw:path>
        <draw:custom-shape draw:style-name="gr20" draw:text-style-name="P2" draw:layer="controls" svg:width="0.105cm" svg:height="0.104cm" svg:x="3.419cm" svg:y="5.543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controls" svg:x1="3.419cm" svg:y1="5.543cm" svg:x2="3.524cm" svg:y2="5.543cm">
          <text:p/>
        </draw:line>
        <draw:line draw:style-name="gr17" draw:text-style-name="P1" draw:layer="controls" svg:x1="3.524cm" svg:y1="5.333cm" svg:x2="3.838cm" svg:y2="5.333cm">
          <text:p/>
        </draw:line>
        <draw:line draw:style-name="gr17" draw:text-style-name="P1" draw:layer="controls" svg:x1="3.419cm" svg:y1="5.333cm" svg:x2="3.105cm" svg:y2="5.3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" draw:style="rect" draw:dots2="1" draw:dots2-length="0.5cm" draw:distance="0.1cm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8:46:17.904665887</meta:creation-date>
    <dc:date>2017-06-14T10:28:47.285149982</dc:date>
    <meta:editing-duration>PT52M57S</meta:editing-duration>
    <meta:editing-cycles>11</meta:editing-cycles>
    <meta:generator>LibreOffice/5.1.6.2$Linux_X86_64 LibreOffice_project/10m0$Build-2</meta:generator>
    <meta:document-statistic meta:object-count="29"/>
  </office:meta>
</office:document-meta>
</file>